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opacity="50%" draw:opacity-name="" draw:textarea-horizontal-align="justify" draw:textarea-vertical-align="middle" draw:auto-grow-height="false" fo:min-height="1.058cm" fo:min-width="0.808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style:text-properties fo:font-size="24pt" fo:font-weight="bold"/>
    </style:style>
    <style:style style:name="P3" style:family="paragraph">
      <loext:graphic-properties draw:fill="none" draw:fill-color="#ffffff"/>
      <style:text-properties fo:font-size="24pt" fo:font-weight="bold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0.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395cm" svg:height="1.195cm" svg:x="0.8cm" svg:y="3cm">
          <draw:text-box>
            <text:p text:style-name="P2">Pr</text:p>
          </draw:text-box>
        </draw:frame>
        <draw:custom-shape draw:style-name="gr1" draw:text-style-name="P1" draw:layer="layout" svg:width="2cm" svg:height="2cm" svg:x="3.4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19cm" svg:height="1.195cm" svg:x="3.501cm" svg:y="3.001cm">
          <draw:text-box>
            <text:p text:style-name="P2">Em</text:p>
          </draw:text-box>
        </draw:frame>
        <draw:custom-shape draw:style-name="gr1" draw:text-style-name="P1" draw:layer="layout" svg:width="2cm" svg:height="2cm" svg:x="6.5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98cm" svg:height="1.195cm" svg:x="6.801cm" svg:y="3.001cm">
          <draw:text-box>
            <text:p text:style-name="P2">Tr</text:p>
          </draw:text-box>
        </draw:frame>
        <draw:custom-shape draw:style-name="gr1" draw:text-style-name="P1" draw:layer="layout" svg:width="2cm" svg:height="2cm" svg:x="9.5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82cm" svg:height="1.195cm" svg:x="9.801cm" svg:y="3.001cm">
          <draw:text-box>
            <text:p text:style-name="P2">Ne</text:p>
          </draw:text-box>
        </draw:frame>
        <draw:custom-shape draw:style-name="gr1" draw:text-style-name="P1" draw:layer="layout" svg:width="2cm" svg:height="2cm" svg:x="12.5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425cm" svg:height="1.195cm" svg:x="12.801cm" svg:y="3.001cm">
          <draw:text-box>
            <text:p text:style-name="P2">Te</text:p>
          </draw:text-box>
        </draw:frame>
        <draw:custom-shape draw:style-name="gr1" draw:text-style-name="P1" draw:layer="layout" svg:width="2cm" svg:height="2cm" svg:x="15.6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35cm" svg:height="1.195cm" svg:x="15.901cm" svg:y="3.001cm">
          <draw:text-box>
            <text:p text:style-name="P2">Es</text:p>
          </draw:text-box>
        </draw:frame>
        <draw:custom-shape draw:style-name="gr1" draw:text-style-name="P1" draw:layer="layout" svg:width="2cm" svg:height="2cm" svg:x="18.5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302cm" svg:height="1.195cm" svg:x="18.802cm" svg:y="3.002cm">
          <draw:text-box>
            <text:p text:style-name="P2">El</text:p>
          </draw:text-box>
        </draw:frame>
        <draw:frame draw:style-name="gr2" draw:text-style-name="P4" draw:layer="layout" svg:width="1.018cm" svg:height="1.195cm" svg:x="10cm" svg:y="1cm">
          <draw:text-box>
            <text:p><text:span text:style-name="T1">n</text:span></text:p>
          </draw:text-box>
        </draw:frame>
        <draw:line draw:style-name="gr3" draw:text-style-name="P5" draw:layer="layout" svg:x1="0.5cm" svg:y1="6.4cm" svg:x2="20.5cm" svg:y2="6.5cm">
          <text:p/>
        </draw:line>
        <draw:custom-shape draw:style-name="gr1" draw:text-style-name="P1" draw:layer="layout" svg:width="2cm" svg:height="2cm" svg:x="0.5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395cm" svg:height="1.195cm" svg:x="0.801cm" svg:y="8.901cm">
          <draw:text-box>
            <text:p text:style-name="P2">Pr</text:p>
          </draw:text-box>
        </draw:frame>
        <draw:custom-shape draw:style-name="gr1" draw:text-style-name="P1" draw:layer="layout" svg:width="2cm" svg:height="2cm" svg:x="3.4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19cm" svg:height="1.195cm" svg:x="3.502cm" svg:y="8.902cm">
          <draw:text-box>
            <text:p text:style-name="P2">Em</text:p>
          </draw:text-box>
        </draw:frame>
        <draw:custom-shape draw:style-name="gr1" draw:text-style-name="P1" draw:layer="layout" svg:width="2cm" svg:height="2cm" svg:x="6.5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98cm" svg:height="1.195cm" svg:x="6.802cm" svg:y="8.902cm">
          <draw:text-box>
            <text:p text:style-name="P2">Tr</text:p>
          </draw:text-box>
        </draw:frame>
        <draw:custom-shape draw:style-name="gr1" draw:text-style-name="P1" draw:layer="layout" svg:width="2cm" svg:height="2cm" svg:x="9.5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82cm" svg:height="1.195cm" svg:x="9.802cm" svg:y="8.902cm">
          <draw:text-box>
            <text:p text:style-name="P2">Ne</text:p>
          </draw:text-box>
        </draw:frame>
        <draw:custom-shape draw:style-name="gr1" draw:text-style-name="P1" draw:layer="layout" svg:width="2cm" svg:height="2cm" svg:x="12.5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425cm" svg:height="1.195cm" svg:x="12.802cm" svg:y="8.902cm">
          <draw:text-box>
            <text:p text:style-name="P2">Te</text:p>
          </draw:text-box>
        </draw:frame>
        <draw:custom-shape draw:style-name="gr1" draw:text-style-name="P1" draw:layer="layout" svg:width="2cm" svg:height="2cm" svg:x="15.6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35cm" svg:height="1.195cm" svg:x="15.902cm" svg:y="8.902cm">
          <draw:text-box>
            <text:p text:style-name="P2">Es</text:p>
          </draw:text-box>
        </draw:frame>
        <draw:custom-shape draw:style-name="gr1" draw:text-style-name="P1" draw:layer="layout" svg:width="2cm" svg:height="2cm" svg:x="18.503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302cm" svg:height="1.195cm" svg:x="18.803cm" svg:y="8.903cm">
          <draw:text-box>
            <text:p text:style-name="P2">El</text:p>
          </draw:text-box>
        </draw:frame>
        <draw:frame draw:style-name="gr2" draw:text-style-name="P4" draw:layer="layout" svg:width="2.458cm" svg:height="1.195cm" svg:x="9.3cm" svg:y="11.501cm">
          <draw:text-box>
            <text:p><text:span text:style-name="T1">n + 1</text:span></text:p>
          </draw:text-box>
        </draw:frame>
        <draw:line draw:style-name="gr4" draw:text-style-name="P5" draw:layer="layout" svg:x1="1.6cm" svg:y1="4.6cm" svg:x2="1.6cm" svg:y2="8.6cm">
          <text:p/>
        </draw:line>
        <draw:line draw:style-name="gr4" draw:text-style-name="P5" draw:layer="layout" svg:x1="2.2cm" svg:y1="4.4cm" svg:x2="4.4cm" svg:y2="8.5cm">
          <text:p/>
        </draw:line>
        <draw:frame draw:style-name="gr2" draw:text-style-name="P4" draw:layer="layout" svg:width="6.789cm" svg:height="1.195cm" svg:x="1.5cm" svg:y="5cm">
          <draw:text-box>
            <text:p><text:span text:style-name="T1">P(Pr(n+1)|Pr(n))</text:span></text:p>
          </draw:text-box>
        </draw:frame>
        <draw:frame draw:style-name="gr2" draw:text-style-name="P4" draw:layer="layout" svg:width="7.212cm" svg:height="1.195cm" svg:x="4.001cm" svg:y="6.801cm">
          <draw:text-box>
            <text:p><text:span text:style-name="T1">P(Em(n+1)|Pr(n))</text:span></text:p>
          </draw:text-box>
        </draw:frame>
        <draw:frame draw:style-name="gr2" draw:text-style-name="P3" draw:layer="layout" svg:width="1.725cm" svg:height="1.195cm" svg:x="10.2cm" svg:y="5.3cm">
          <draw:text-box>
            <text:p text:style-name="P2">et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2:14:56.344664942</meta:creation-date>
    <dc:date>2018-05-12T12:32:44.672852521</dc:date>
    <meta:editing-duration>PT7M5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